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af2" officeooo:paragraph-rsid="00082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22:17:12.165164755</meta:creation-date>
    <dc:date>2021-01-17T22:17:27.720324653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6.2$Linux_X86_64 LibreOffice_project/40$Build-2</meta:generator>
  </office:meta>
</office:document-meta>
</file>